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venirNextCondensed-Demi" svg:font-family="AvenirNextCondensed-De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21cm" svg:stroke-color="#262626" draw:stroke-linejoin="round" svg:stroke-linecap="square" draw:fill="none" fo:padding-top="0.01cm" fo:padding-bottom="0.01cm" fo:padding-left="0.01cm" fo:padding-right="0.01cm" loext:decorative="false"/>
    </style:style>
    <style:style style:name="gr3" style:family="graphic" style:parent-style-name="standard">
      <style:graphic-properties draw:stroke="none" draw:fill="solid" draw:fill-color="#a3d3e5" loext:decorative="false"/>
    </style:style>
    <style:style style:name="gr4" style:family="graphic" style:parent-style-name="standard">
      <style:graphic-properties draw:stroke="none" draw:fill="solid" draw:fill-color="#fefdf9" loext:decorative="false"/>
    </style:style>
    <style:style style:name="gr5" style:family="graphic" style:parent-style-name="standard">
      <style:graphic-properties draw:stroke="none" draw:fill="solid" draw:fill-color="#feedc1" loext:decorative="false"/>
    </style:style>
    <style:style style:name="gr6" style:family="graphic" style:parent-style-name="standard">
      <style:graphic-properties draw:stroke="none" draw:fill="solid" draw:fill-color="#fee7ab" loext:decorative="false"/>
    </style:style>
    <style:style style:name="gr7" style:family="graphic" style:parent-style-name="standard">
      <style:graphic-properties draw:stroke="none" draw:fill="solid" draw:fill-color="#fed989" loext:decorative="false"/>
    </style:style>
    <style:style style:name="gr8" style:family="graphic" style:parent-style-name="standard">
      <style:graphic-properties draw:stroke="none" draw:fill="solid" draw:fill-color="#fdbe70" loext:decorative="false"/>
    </style:style>
    <style:style style:name="gr9" style:family="graphic" style:parent-style-name="standard">
      <style:graphic-properties draw:stroke="none" draw:fill="solid" draw:fill-color="#e14531" loext:decorative="false"/>
    </style:style>
    <style:style style:name="gr10" style:family="graphic" style:parent-style-name="standard">
      <style:graphic-properties draw:stroke="none" draw:fill="solid" draw:fill-color="#b10b26" loext:decorative="false"/>
    </style:style>
    <style:style style:name="gr11" style:family="graphic" style:parent-style-name="standard">
      <style:graphic-properties draw:stroke="none" draw:fill="solid" draw:fill-color="#a50026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0.43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1.50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opacity="50%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8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36cm" svg:stroke-color="#000000" draw:stroke-linejoin="miter" svg:stroke-linecap="butt" draw:fill="none" fo:padding-top="0.018cm" fo:padding-bottom="0.018cm" fo:padding-left="0.018cm" fo:padding-right="0.018cm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47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7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objectwithoutfill">
      <style:graphic-properties svg:stroke-width="0.053cm" svg:stroke-color="#000000" draw:marker-start-width="0.279cm" draw:marker-end="Extrémités_20_de_20_flèche_20_3" draw:marker-end-width="0.2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draw:stroke="dash" draw:stroke-dash="Dash_20__28_Rounded_29_" svg:stroke-width="0.035cm" svg:stroke-color="#a1467e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solid" svg:stroke-width="0.035cm" svg:stroke-color="#262626" draw:marker-start-width="0.221cm" draw:marker-end-width="0.221cm" draw:stroke-linejoin="round" svg:stroke-linecap="square" draw:fill="none" fo:padding-top="0.017cm" fo:padding-bottom="0.017cm" fo:padding-left="0.017cm" fo:padding-right="0.017cm" loext:decorative="false"/>
    </style:style>
    <style:style style:name="gr22" style:family="graphic">
      <style:graphic-properties loext:decorative="false"/>
    </style:style>
    <style:style style:name="gr23" style:family="graphic" style:parent-style-name="standard">
      <style:graphic-properties draw:stroke="solid" svg:stroke-width="0.036cm" svg:stroke-color="#a1467e" draw:stroke-linejoin="miter" svg:stroke-linecap="butt" draw:fill="none" fo:padding-top="0.018cm" fo:padding-bottom="0.018cm" fo:padding-left="0.018cm" fo:padding-right="0.018cm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3.65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a3d3e5"/>
    </style:style>
    <style:style style:name="P4" style:family="paragraph">
      <loext:graphic-properties draw:fill="solid" draw:fill-color="#fefdf9"/>
    </style:style>
    <style:style style:name="P5" style:family="paragraph">
      <loext:graphic-properties draw:fill="solid" draw:fill-color="#feedc1"/>
    </style:style>
    <style:style style:name="P6" style:family="paragraph">
      <loext:graphic-properties draw:fill="solid" draw:fill-color="#fee7ab"/>
    </style:style>
    <style:style style:name="P7" style:family="paragraph">
      <loext:graphic-properties draw:fill="solid" draw:fill-color="#fed989"/>
    </style:style>
    <style:style style:name="P8" style:family="paragraph">
      <loext:graphic-properties draw:fill="solid" draw:fill-color="#fdbe70"/>
    </style:style>
    <style:style style:name="P9" style:family="paragraph">
      <loext:graphic-properties draw:fill="solid" draw:fill-color="#e14531"/>
    </style:style>
    <style:style style:name="P10" style:family="paragraph">
      <loext:graphic-properties draw:fill="solid" draw:fill-color="#b10b26"/>
    </style:style>
    <style:style style:name="P11" style:family="paragraph">
      <loext:graphic-properties draw:fill="solid" draw:fill-color="#a50026"/>
    </style:style>
    <style:style style:name="P12" style:family="paragraph">
      <style:paragraph-properties fo:text-align="start" style:writing-mode="lr-tb"/>
      <style:text-properties style:font-name="Arial" fo:font-size="10pt" fo:font-weight="normal" style:font-weight-asian="normal" style:font-weight-complex="normal"/>
    </style:style>
    <style:style style:name="P13" style:family="paragraph">
      <loext:graphic-properties draw:fill="none"/>
      <style:paragraph-properties fo:text-align="start"/>
      <style:text-properties style:font-name="Arial" fo:font-size="10pt" fo:font-weight="normal" style:font-size-asian="12.3999996185303pt" style:font-weight-asian="normal" style:font-size-complex="12.3999996185303pt" style:font-weight-complex="normal"/>
    </style:style>
    <style:style style:name="P14" style:family="paragraph">
      <style:paragraph-properties fo:text-align="start" style:writing-mode="lr-tb"/>
      <style:text-properties style:font-name="Arial" fo:font-size="10pt" style:font-size-asian="10pt" style:font-size-complex="10pt"/>
    </style:style>
    <style:style style:name="P15" style:family="paragraph">
      <loext:graphic-properties draw:fill="none"/>
      <style:text-properties style:font-name="Arial" fo:font-size="10pt" style:font-size-asian="10pt" style:font-size-complex="10pt"/>
    </style:style>
    <style:style style:name="P16" style:family="paragraph">
      <loext:graphic-properties draw:fill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text-align="start" style:writing-mode="lr-tb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>
      <loext:graphic-properties draw:fill="non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>
      <loext:graphic-properties draw:fill="none"/>
      <style:paragraph-properties fo:text-align="start"/>
      <style:text-properties style:font-name="Arial" fo:font-size="10pt" style:font-size-asian="10pt" style:font-size-complex="10pt"/>
    </style:style>
    <style:style style:name="P20" style:family="paragraph">
      <loext:graphic-properties draw:fill="solid" draw:fill-color="#000000" draw:opacity="50%"/>
    </style:style>
    <style:style style:name="P21" style:family="paragraph">
      <style:paragraph-properties fo:text-align="start" style:writing-mode="lr-tb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10pt" style:font-size-asian="10pt" style:font-size-complex="10pt"/>
    </style:style>
    <style:style style:name="P23" style:family="paragraph">
      <style:paragraph-properties fo:text-align="start" style:writing-mode="lr-tb"/>
      <style:text-properties style:font-name="Arial" fo:font-size="8pt"/>
    </style:style>
    <style:style style:name="P24" style:family="paragraph">
      <loext:graphic-properties draw:fill="none"/>
      <style:paragraph-properties fo:text-align="start"/>
      <style:text-properties style:font-name="Arial" fo:font-size="8pt" style:font-size-asian="8.19999980926514pt" style:font-size-complex="8.19999980926514pt"/>
    </style:style>
    <style:style style:name="P25" style:family="paragraph">
      <style:paragraph-properties fo:text-align="start" style:writing-mode="lr-tb"/>
      <style:text-properties style:font-name="Arial" fo:font-size="10pt"/>
    </style:style>
    <style:style style:name="P26" style:family="paragraph">
      <loext:graphic-properties draw:fill="none"/>
      <style:paragraph-properties fo:text-align="start"/>
      <style:text-properties style:font-name="Arial" fo:font-size="10pt" style:font-size-asian="12.3999996185303pt" style:font-size-complex="12.3999996185303pt"/>
    </style:style>
    <style:style style:name="P27" style:family="paragraph">
      <loext:graphic-properties draw:fill="none"/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start" style:writing-mode="lr-tb"/>
      <style:text-properties style:font-name="Arial" fo:font-size="9pt" fo:font-weight="normal" style:font-size-asian="9pt" style:font-weight-asian="normal" style:font-size-complex="9pt" style:font-weight-complex="normal"/>
    </style:style>
    <style:style style:name="P30" style:family="paragraph">
      <loext:graphic-properties draw:fill="none"/>
      <style:paragraph-properties fo:text-align="start"/>
      <style:text-properties style:font-name="Arial" fo:font-size="9pt" fo:font-weight="normal" style:font-size-asian="9pt" style:font-weight-asian="normal" style:font-size-complex="9pt" style:font-weight-complex="normal"/>
    </style:style>
    <style:style style:name="P31" style:family="paragraph">
      <style:paragraph-properties fo:margin-top="0.42cm" fo:margin-bottom="0.35cm" fo:text-align="start" style:writing-mode="lr-tb"/>
      <style:text-properties fo:color="#a1467e" loext:opacity="100%" fo:font-size="9pt" style:font-size-asian="9pt" style:font-size-complex="9pt"/>
    </style:style>
    <style:style style:name="P32" style:family="paragraph">
      <loext:graphic-properties draw:fill="none"/>
      <style:paragraph-properties fo:margin-top="0.42cm" fo:margin-bottom="0.35cm" fo:text-align="justify"/>
      <style:text-properties fo:color="#a1467e" loext:opacity="100%" style:font-name="Arial" fo:font-size="9pt" style:font-size-asian="9pt" style:font-size-complex="9pt"/>
    </style:style>
    <style:style style:name="T1" style:family="text">
      <style:text-properties fo:color="#000000" loext:opacity="100%" fo:font-weight="normal" style:font-name-asian="AvenirNextCondensed-Demi" style:font-size-asian="12.3999996185303pt" style:font-weight-asian="normal" style:font-name-complex="AvenirNextCondensed-Demi" style:font-size-complex="12.3999996185303pt" style:font-weight-complex="normal"/>
    </style:style>
    <style:style style:name="T2" style:family="text">
      <style:text-properties fo:color="#000000" loext:opacity="100%" style:font-name="Arial" fo:font-size="10pt" fo:font-weight="bold" style:font-name-asian="AvenirNextCondensed-Demi" style:font-size-asian="10pt" style:font-weight-asian="bold" style:font-name-complex="AvenirNextCondensed-Demi" style:font-size-complex="10pt" style:font-weight-complex="bold"/>
    </style:style>
    <style:style style:name="T3" style:family="text">
      <style:text-properties fo:color="#000000" loext:opacity="100%" fo:font-weight="normal" style:font-name-asian="AvenirNextCondensed-Demi" style:font-size-asian="10pt" style:font-weight-asian="normal" style:font-name-complex="AvenirNextCondensed-Demi" style:font-size-complex="10pt" style:font-weight-complex="normal"/>
    </style:style>
    <style:style style:name="T4" style:family="text">
      <style:text-properties fo:color="#000000" loext:opacity="100%" style:font-name="AvenirNextCondensed-Demi" fo:font-size="10pt" fo:font-weight="bold" style:font-name-asian="AvenirNextCondensed-Demi" style:font-size-asian="10pt" style:font-weight-asian="bold" style:font-name-complex="AvenirNextCondensed-Demi" style:font-size-complex="10pt" style:font-weight-complex="bold"/>
    </style:style>
    <style:style style:name="T5" style:family="text">
      <style:text-properties fo:color="#000000" loext:opacity="100%" fo:font-weight="bold" style:font-name-asian="AvenirNextCondensed-Demi" style:font-size-asian="8.19999980926514pt" style:font-weight-asian="bold" style:font-name-complex="AvenirNextCondensed-Demi" style:font-size-complex="8.19999980926514pt" style:font-weight-complex="bold"/>
    </style:style>
    <style:style style:name="T6" style:family="text">
      <style:text-properties fo:color="#000000" loext:opacity="100%" fo:font-weight="bold" style:font-name-asian="AvenirNextCondensed-Demi" style:font-size-asian="12.3999996185303pt" style:font-weight-asian="bold" style:font-name-complex="AvenirNextCondensed-Demi" style:font-size-complex="12.3999996185303pt" style:font-weight-complex="bold"/>
    </style:style>
    <style:style style:name="T7" style:family="text">
      <style:text-properties fo:color="#000000" loext:opacity="100%" style:font-name="Arial" fo:font-size="10pt" fo:font-weight="normal" style:font-name-asian="AvenirNextCondensed-Demi" style:font-size-asian="10pt" style:font-weight-asian="normal" style:font-name-complex="AvenirNextCondensed-Demi" style:font-size-complex="10pt" style:font-weight-complex="normal"/>
    </style:style>
    <style:style style:name="T8" style:family="text">
      <style:text-properties fo:color="#000000" loext:opacity="100%" style:text-position="sub 58%" style:font-name="Arial" fo:font-size="10pt" fo:font-weight="normal" style:font-name-asian="AvenirNextCondensed-Demi" style:font-size-asian="10pt" style:font-weight-asian="normal" style:font-name-complex="AvenirNextCondensed-Demi" style:font-size-complex="10pt" style:font-weight-complex="normal"/>
    </style:style>
    <style:style style:name="T9" style:family="text">
      <style:text-properties fo:color="#000000" loext:opacity="100%" style:font-name="Arial" fo:font-size="9pt" fo:font-weight="normal" style:font-name-asian="AvenirNextCondensed-Demi" style:font-size-asian="9pt" style:font-weight-asian="normal" style:font-name-complex="AvenirNextCondensed-Demi" style:font-size-complex="9pt" style:font-weight-complex="normal"/>
    </style:style>
    <style:style style:name="T10" style:family="text">
      <style:text-properties fo:color="#a1467e" loext:opacity="100%" style:font-name="Arial" fo:font-size="9pt" style:font-name-asian="AvenirNextCondensed-Demi" style:font-size-asian="9pt" style:font-name-complex="AvenirNextCondensed-Demi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1.637cm" svg:height="2.972cm" svg:x="1.708cm" svg:y="3.472cm" svg:viewBox="0 0 11638 2973" draw:points="0,0 11638,0 11638,2973 0,2973">
          <text:p/>
        </draw:polygon>
        <draw:polygon draw:style-name="gr1" draw:text-style-name="P1" draw:layer="layout" svg:width="11.637cm" svg:height="2.972cm" svg:x="1.708cm" svg:y="3.472cm" svg:viewBox="0 0 11638 2973" draw:points="0,0 11638,0 11638,2973 0,2973">
          <text:p/>
        </draw:polygon>
        <draw:polygon draw:style-name="gr1" draw:text-style-name="P1" draw:layer="layout" svg:width="11.464cm" svg:height="2.783cm" svg:x="1.77cm" svg:y="3.534cm" svg:viewBox="0 0 11465 2784" draw:points="0,0 11465,0 11465,2784 0,2784">
          <text:p/>
        </draw:polygon>
        <draw:path draw:style-name="gr2" draw:text-style-name="P2" draw:layer="layout" svg:width="11.464cm" svg:height="2.783cm" svg:x="1.77cm" svg:y="3.534cm" svg:viewBox="0 0 11465 2784" svg:d="M0 2784h11465M0 0h11465M0 2784v-2784M11465 2784v-2784">
          <text:p/>
        </draw:path>
        <draw:polygon draw:style-name="gr3" draw:text-style-name="P3" draw:layer="layout" svg:width="1.274cm" svg:height="2.783cm" svg:x="1.77cm" svg:y="3.534cm" svg:viewBox="0 0 1275 2784" draw:points="0,2784 1275,2784 1275,0 0,0">
          <text:p/>
        </draw:polygon>
        <draw:polygon draw:style-name="gr4" draw:text-style-name="P4" draw:layer="layout" svg:width="1.273cm" svg:height="2.783cm" svg:x="3.044cm" svg:y="3.534cm" svg:viewBox="0 0 1274 2784" draw:points="0,0 1274,0 1274,2784 0,2784">
          <text:p/>
        </draw:polygon>
        <draw:polygon draw:style-name="gr5" draw:text-style-name="P5" draw:layer="layout" svg:width="1.274cm" svg:height="2.783cm" svg:x="4.317cm" svg:y="3.534cm" svg:viewBox="0 0 1275 2784" draw:points="0,0 1275,0 1275,2784 0,2784">
          <text:p/>
        </draw:polygon>
        <draw:polygon draw:style-name="gr6" draw:text-style-name="P6" draw:layer="layout" svg:width="1.274cm" svg:height="2.783cm" svg:x="5.591cm" svg:y="3.534cm" svg:viewBox="0 0 1275 2784" draw:points="0,0 1275,0 1275,2784 0,2784">
          <text:p/>
        </draw:polygon>
        <draw:polygon draw:style-name="gr7" draw:text-style-name="P7" draw:layer="layout" svg:width="1.274cm" svg:height="2.783cm" svg:x="6.865cm" svg:y="3.534cm" svg:viewBox="0 0 1275 2784" draw:points="0,0 1275,0 1275,2784 0,2784">
          <text:p/>
        </draw:polygon>
        <draw:polygon draw:style-name="gr8" draw:text-style-name="P8" draw:layer="layout" svg:width="1.274cm" svg:height="2.783cm" svg:x="8.139cm" svg:y="3.534cm" svg:viewBox="0 0 1275 2784" draw:points="0,0 1275,0 1275,2784 0,2784">
          <text:p/>
        </draw:polygon>
        <draw:polygon draw:style-name="gr9" draw:text-style-name="P9" draw:layer="layout" svg:width="1.273cm" svg:height="2.783cm" svg:x="9.413cm" svg:y="3.534cm" svg:viewBox="0 0 1274 2784" draw:points="0,0 1274,0 1274,2784 0,2784">
          <text:p/>
        </draw:polygon>
        <draw:polygon draw:style-name="gr10" draw:text-style-name="P10" draw:layer="layout" svg:width="1.274cm" svg:height="2.783cm" svg:x="10.686cm" svg:y="3.534cm" svg:viewBox="0 0 1275 2784" draw:points="0,0 1275,0 1275,2784 0,2784">
          <text:p/>
        </draw:polygon>
        <draw:polygon draw:style-name="gr11" draw:text-style-name="P11" draw:layer="layout" svg:width="1.274cm" svg:height="2.783cm" svg:x="11.96cm" svg:y="3.534cm" svg:viewBox="0 0 1275 2784" draw:points="0,0 1275,0 1275,2784 0,2784">
          <text:p/>
        </draw:polygon>
        <draw:frame draw:style-name="gr12" draw:text-style-name="P13" draw:layer="layout" svg:width="1.835cm" svg:height="0.435cm" draw:transform="rotate (0.523598775598299) translate (2.088cm 3.041cm)">
          <draw:text-box>
            <text:p text:style-name="P12"><text:span text:style-name="T1">Last Glacial</text:span></text:p>
          </draw:text-box>
        </draw:frame>
        <draw:frame draw:style-name="gr12" draw:text-style-name="P13" draw:layer="layout" svg:width="1.954cm" svg:height="0.435cm" draw:transform="rotate (0.523598775598299) translate (3.408cm 3.041cm)">
          <draw:text-box>
            <text:p text:style-name="P12"><text:span text:style-name="T1">Preindustrial</text:span></text:p>
          </draw:text-box>
        </draw:frame>
        <draw:frame draw:style-name="gr12" draw:text-style-name="P15" draw:layer="layout" svg:width="1.01cm" svg:height="0.435cm" svg:x="4.474cm" svg:y="4.686cm">
          <draw:text-box>
            <text:p text:style-name="P14"><text:span text:style-name="T2">Today</text:span></text:p>
          </draw:text-box>
        </draw:frame>
        <draw:frame draw:style-name="gr12" draw:text-style-name="P16" draw:layer="layout" svg:width="2.284cm" svg:height="0.435cm" draw:transform="rotate (0.523598775598299) translate (4.477cm 7.391cm)">
          <draw:text-box>
            <text:p text:style-name="P14"><text:span text:style-name="T2">Sustainability</text:span></text:p>
          </draw:text-box>
        </draw:frame>
        <draw:frame draw:style-name="gr12" draw:text-style-name="P18" draw:layer="layout" svg:width="1.348cm" svg:height="0.435cm" draw:transform="rotate (0.523598775598299) translate (7.203cm 3.042cm)">
          <draw:text-box>
            <text:p text:style-name="P17"><text:span text:style-name="T3">Pliocene</text:span></text:p>
          </draw:text-box>
        </draw:frame>
        <draw:frame draw:style-name="gr12" draw:text-style-name="P13" draw:layer="layout" svg:width="1.192cm" svg:height="0.435cm" draw:transform="rotate (0.523598775598299) translate (11.064cm 3.036cm)">
          <draw:text-box>
            <text:p text:style-name="P12"><text:span text:style-name="T1">Eocene</text:span></text:p>
          </draw:text-box>
        </draw:frame>
        <draw:frame draw:style-name="gr12" draw:text-style-name="P13" draw:layer="layout" svg:width="2.479cm" svg:height="0.435cm" draw:transform="rotate (0.523598775598299) translate (12.364cm 3.031cm)">
          <draw:text-box>
            <text:p text:style-name="P12"><text:span text:style-name="T1">Mid-Cretaceous</text:span></text:p>
          </draw:text-box>
        </draw:frame>
        <draw:frame draw:style-name="gr13" draw:text-style-name="P19" draw:layer="layout" svg:width="1.971cm" svg:height="0.435cm" draw:transform="rotate (0.523598775598299) translate (6.776cm 7.325cm)">
          <draw:text-box>
            <text:p text:style-name="P14"><text:span text:style-name="T2">Middle road</text:span></text:p>
          </draw:text-box>
        </draw:frame>
        <draw:polygon draw:style-name="gr14" draw:text-style-name="P20" draw:layer="layout" svg:width="11.466cm" svg:height="0.994cm" svg:x="1.774cm" svg:y="5.256cm" svg:viewBox="0 0 11467 995" draw:points="10556,760 10556,995 11467,498 10556,0 10556,235 0,235 0,760">
          <text:p/>
        </draw:polygon>
        <draw:frame draw:style-name="gr12" draw:text-style-name="P15" draw:layer="layout" svg:width="2.597cm" svg:height="0.435cm" draw:transform="rotate (0.523598775598299) translate (8.074cm 7.496cm)">
          <draw:text-box>
            <text:p text:style-name="P14"><text:span text:style-name="T2">High emissions</text:span></text:p>
          </draw:text-box>
        </draw:frame>
        <draw:frame draw:style-name="gr12" draw:text-style-name="P22" draw:layer="layout" svg:width="0.435cm" svg:height="0.435cm" svg:x="1cm" svg:y="5.484cm">
          <draw:text-box>
            <text:p text:style-name="P21"><text:span text:style-name="T4">CO</text:span></text:p>
          </draw:text-box>
        </draw:frame>
        <draw:frame draw:style-name="gr15" draw:text-style-name="P24" draw:layer="layout" svg:width="0.289cm" svg:height="0.319cm" svg:x="1.42cm" svg:y="5.673cm">
          <draw:text-box>
            <text:p text:style-name="P23"><text:span text:style-name="T5">2</text:span></text:p>
          </draw:text-box>
        </draw:frame>
        <draw:frame draw:style-name="gr12" draw:text-style-name="P26" draw:layer="layout" svg:width="2.597cm" svg:height="0.435cm" svg:x="6.47cm" svg:y="8.09cm">
          <draw:text-box>
            <text:p text:style-name="P25"><text:span text:style-name="T6">Future climates</text:span></text:p>
          </draw:text-box>
        </draw:frame>
        <draw:line draw:style-name="gr16" draw:text-style-name="P2" draw:layer="layout" svg:x1="3.189cm" svg:y1="1.653cm" svg:x2="13.23cm" svg:y2="1.653cm">
          <text:p/>
        </draw:line>
        <draw:line draw:style-name="gr16" draw:text-style-name="P2" draw:layer="layout" svg:x1="5.826cm" svg:y1="7.979cm" svg:x2="9.754cm" svg:y2="7.979cm">
          <text:p/>
        </draw:line>
        <draw:line draw:style-name="gr16" draw:text-style-name="P2" draw:layer="layout" svg:x1="3.207cm" svg:y1="1.635cm" svg:x2="3.207cm" svg:y2="1.967cm">
          <text:p/>
        </draw:line>
        <draw:line draw:style-name="gr16" draw:text-style-name="P2" draw:layer="layout" svg:x1="13.23cm" svg:y1="1.635cm" svg:x2="13.23cm" svg:y2="1.967cm">
          <text:p/>
        </draw:line>
        <draw:line draw:style-name="gr16" draw:text-style-name="P2" draw:layer="layout" svg:x1="9.759cm" svg:y1="7.662cm" svg:x2="9.759cm" svg:y2="7.995cm">
          <text:p/>
        </draw:line>
        <draw:line draw:style-name="gr16" draw:text-style-name="P2" draw:layer="layout" svg:x1="5.819cm" svg:y1="7.662cm" svg:x2="5.819cm" svg:y2="7.995cm">
          <text:p/>
        </draw:line>
        <draw:frame draw:style-name="gr12" draw:text-style-name="P22" draw:layer="layout" svg:width="1.844cm" svg:height="0.435cm" svg:x="7.15cm" svg:y="1cm">
          <draw:text-box>
            <text:p text:style-name="P21"><text:span text:style-name="T4">Past climates</text:span></text:p>
          </draw:text-box>
        </draw:frame>
      </draw:page>
      <draw:page draw:name="page2" draw:style-name="dp1" draw:master-page-name="Standard">
        <draw:polygon draw:style-name="gr1" draw:text-style-name="P1" draw:layer="layout" svg:width="11.637cm" svg:height="2.972cm" svg:x="1.708cm" svg:y="3.472cm" svg:viewBox="0 0 11638 2973" draw:points="0,0 11638,0 11638,2973 0,2973">
          <text:p/>
        </draw:polygon>
        <draw:polygon draw:style-name="gr1" draw:text-style-name="P1" draw:layer="layout" svg:width="11.637cm" svg:height="2.972cm" svg:x="1.708cm" svg:y="3.472cm" svg:viewBox="0 0 11638 2973" draw:points="0,0 11638,0 11638,2973 0,2973">
          <text:p/>
        </draw:polygon>
        <draw:polygon draw:style-name="gr1" draw:text-style-name="P1" draw:layer="layout" svg:width="11.464cm" svg:height="2.783cm" svg:x="1.77cm" svg:y="3.534cm" svg:viewBox="0 0 11465 2784" draw:points="0,0 11465,0 11465,2784 0,2784">
          <text:p/>
        </draw:polygon>
        <draw:path draw:style-name="gr2" draw:text-style-name="P2" draw:layer="layout" svg:width="11.464cm" svg:height="2.783cm" svg:x="1.77cm" svg:y="3.534cm" svg:viewBox="0 0 11465 2784" svg:d="M0 2784h11465M0 0h11465M0 2784v-2784M11465 2784v-2784">
          <text:p/>
        </draw:path>
        <draw:polygon draw:style-name="gr3" draw:text-style-name="P3" draw:layer="layout" svg:width="1.274cm" svg:height="2.783cm" svg:x="1.77cm" svg:y="3.534cm" svg:viewBox="0 0 1275 2784" draw:points="0,2784 1275,2784 1275,0 0,0">
          <text:p/>
        </draw:polygon>
        <draw:polygon draw:style-name="gr4" draw:text-style-name="P4" draw:layer="layout" svg:width="1.273cm" svg:height="2.783cm" svg:x="3.044cm" svg:y="3.534cm" svg:viewBox="0 0 1274 2784" draw:points="0,0 1274,0 1274,2784 0,2784">
          <text:p/>
        </draw:polygon>
        <draw:polygon draw:style-name="gr5" draw:text-style-name="P5" draw:layer="layout" svg:width="1.274cm" svg:height="2.783cm" svg:x="4.317cm" svg:y="3.534cm" svg:viewBox="0 0 1275 2784" draw:points="0,0 1275,0 1275,2784 0,2784">
          <text:p/>
        </draw:polygon>
        <draw:polygon draw:style-name="gr6" draw:text-style-name="P6" draw:layer="layout" svg:width="1.274cm" svg:height="2.783cm" svg:x="5.591cm" svg:y="3.534cm" svg:viewBox="0 0 1275 2784" draw:points="0,0 1275,0 1275,2784 0,2784">
          <text:p/>
        </draw:polygon>
        <draw:polygon draw:style-name="gr7" draw:text-style-name="P7" draw:layer="layout" svg:width="1.274cm" svg:height="2.783cm" svg:x="6.865cm" svg:y="3.534cm" svg:viewBox="0 0 1275 2784" draw:points="0,0 1275,0 1275,2784 0,2784">
          <text:p/>
        </draw:polygon>
        <draw:polygon draw:style-name="gr8" draw:text-style-name="P8" draw:layer="layout" svg:width="1.274cm" svg:height="2.783cm" svg:x="8.139cm" svg:y="3.534cm" svg:viewBox="0 0 1275 2784" draw:points="0,0 1275,0 1275,2784 0,2784">
          <text:p/>
        </draw:polygon>
        <draw:polygon draw:style-name="gr9" draw:text-style-name="P9" draw:layer="layout" svg:width="1.273cm" svg:height="2.783cm" svg:x="9.413cm" svg:y="3.534cm" svg:viewBox="0 0 1274 2784" draw:points="0,0 1274,0 1274,2784 0,2784">
          <text:p/>
        </draw:polygon>
        <draw:polygon draw:style-name="gr10" draw:text-style-name="P10" draw:layer="layout" svg:width="1.274cm" svg:height="2.783cm" svg:x="10.686cm" svg:y="3.534cm" svg:viewBox="0 0 1275 2784" draw:points="0,0 1275,0 1275,2784 0,2784">
          <text:p/>
        </draw:polygon>
        <draw:polygon draw:style-name="gr11" draw:text-style-name="P11" draw:layer="layout" svg:width="1.274cm" svg:height="2.783cm" svg:x="11.96cm" svg:y="3.534cm" svg:viewBox="0 0 1275 2784" draw:points="0,0 1275,0 1275,2784 0,2784">
          <text:p/>
        </draw:polygon>
        <draw:frame draw:style-name="gr12" draw:text-style-name="P13" draw:layer="layout" svg:width="1.835cm" svg:height="0.435cm" draw:transform="rotate (0.523598775598299) translate (2.088cm 3.041cm)">
          <draw:text-box>
            <text:p text:style-name="P12"><text:span text:style-name="T1">Last Glacial</text:span></text:p>
          </draw:text-box>
        </draw:frame>
        <draw:frame draw:style-name="gr12" draw:text-style-name="P13" draw:layer="layout" svg:width="1.954cm" svg:height="0.435cm" draw:transform="rotate (0.523598775598299) translate (3.408cm 3.041cm)">
          <draw:text-box>
            <text:p text:style-name="P12"><text:span text:style-name="T1">Preindustrial</text:span></text:p>
          </draw:text-box>
        </draw:frame>
        <draw:frame draw:style-name="gr12" draw:text-style-name="P16" draw:layer="layout" svg:width="0.938cm" svg:height="0.435cm" svg:x="4.474cm" svg:y="4.686cm">
          <draw:text-box>
            <text:p text:style-name="P17"><text:span text:style-name="T7">Today</text:span></text:p>
          </draw:text-box>
        </draw:frame>
        <draw:frame draw:style-name="gr12" draw:text-style-name="P16" draw:layer="layout" svg:width="1.505cm" svg:height="0.435cm" draw:transform="rotate (0.523598775598299) translate (4.977cm 7.091cm)">
          <draw:text-box>
            <text:p text:style-name="P17"><text:span text:style-name="T7">SSP1-2.6</text:span></text:p>
          </draw:text-box>
        </draw:frame>
        <draw:frame draw:style-name="gr12" draw:text-style-name="P18" draw:layer="layout" svg:width="1.348cm" svg:height="0.435cm" draw:transform="rotate (0.523598775598299) translate (7.203cm 3.042cm)">
          <draw:text-box>
            <text:p text:style-name="P17"><text:span text:style-name="T3">Pliocene</text:span></text:p>
          </draw:text-box>
        </draw:frame>
        <draw:frame draw:style-name="gr12" draw:text-style-name="P13" draw:layer="layout" svg:width="1.192cm" svg:height="0.435cm" draw:transform="rotate (0.523598775598299) translate (11.064cm 3.036cm)">
          <draw:text-box>
            <text:p text:style-name="P12"><text:span text:style-name="T1">Eocene</text:span></text:p>
          </draw:text-box>
        </draw:frame>
        <draw:frame draw:style-name="gr12" draw:text-style-name="P13" draw:layer="layout" svg:width="2.479cm" svg:height="0.435cm" draw:transform="rotate (0.523598775598299) translate (12.364cm 3.031cm)">
          <draw:text-box>
            <text:p text:style-name="P12"><text:span text:style-name="T1">Mid-Cretaceous</text:span></text:p>
          </draw:text-box>
        </draw:frame>
        <draw:frame draw:style-name="gr13" draw:text-style-name="P18" draw:layer="layout" svg:width="1.505cm" svg:height="0.435cm" draw:transform="rotate (0.523598775598299) translate (6.976cm 7.125cm)">
          <draw:text-box>
            <text:p text:style-name="P17"><text:span text:style-name="T7">SSP2-4.5</text:span></text:p>
          </draw:text-box>
        </draw:frame>
        <draw:polygon draw:style-name="gr14" draw:text-style-name="P20" draw:layer="layout" svg:width="11.475cm" svg:height="0.75cm" svg:x="1.774cm" svg:y="5.5cm" svg:viewBox="0 0 11476 751" draw:points="10564,574 10564,751 11476,376 10564,0 10564,177 0,177 0,574">
          <text:p/>
        </draw:polygon>
        <draw:frame draw:style-name="gr12" draw:text-style-name="P16" draw:layer="layout" svg:width="1.505cm" svg:height="0.435cm" draw:transform="rotate (0.523598775598299) translate (8.474cm 7.096cm)">
          <draw:text-box>
            <text:p text:style-name="P17"><text:span text:style-name="T7">SSP5-8.5</text:span></text:p>
          </draw:text-box>
        </draw:frame>
        <draw:frame draw:style-name="gr12" draw:text-style-name="P22" draw:layer="layout" svg:width="0.435cm" svg:height="0.435cm" svg:x="1cm" svg:y="5.584cm">
          <draw:text-box>
            <text:p text:style-name="P21"><text:span text:style-name="T4">CO</text:span></text:p>
          </draw:text-box>
        </draw:frame>
        <draw:frame draw:style-name="gr15" draw:text-style-name="P24" draw:layer="layout" svg:width="0.289cm" svg:height="0.319cm" svg:x="1.42cm" svg:y="5.773cm">
          <draw:text-box>
            <text:p text:style-name="P23"><text:span text:style-name="T5">2</text:span></text:p>
          </draw:text-box>
        </draw:frame>
        <draw:frame draw:style-name="gr12" draw:text-style-name="P26" draw:layer="layout" svg:width="3.706cm" svg:height="0.435cm" svg:x="5.97cm" svg:y="8.09cm">
          <draw:text-box>
            <text:p text:style-name="P25"><text:span text:style-name="T6">Future climates </text:span><text:span text:style-name="T1">(2300)</text:span></text:p>
          </draw:text-box>
        </draw:frame>
        <draw:line draw:style-name="gr16" draw:text-style-name="P2" draw:layer="layout" svg:x1="3.189cm" svg:y1="1.653cm" svg:x2="13.23cm" svg:y2="1.653cm">
          <text:p/>
        </draw:line>
        <draw:line draw:style-name="gr16" draw:text-style-name="P2" draw:layer="layout" svg:x1="5.826cm" svg:y1="7.979cm" svg:x2="9.754cm" svg:y2="7.979cm">
          <text:p/>
        </draw:line>
        <draw:line draw:style-name="gr16" draw:text-style-name="P2" draw:layer="layout" svg:x1="3.207cm" svg:y1="1.635cm" svg:x2="3.207cm" svg:y2="1.967cm">
          <text:p/>
        </draw:line>
        <draw:line draw:style-name="gr16" draw:text-style-name="P2" draw:layer="layout" svg:x1="13.23cm" svg:y1="1.635cm" svg:x2="13.23cm" svg:y2="1.967cm">
          <text:p/>
        </draw:line>
        <draw:line draw:style-name="gr16" draw:text-style-name="P2" draw:layer="layout" svg:x1="9.759cm" svg:y1="7.662cm" svg:x2="9.759cm" svg:y2="7.995cm">
          <text:p/>
        </draw:line>
        <draw:line draw:style-name="gr16" draw:text-style-name="P2" draw:layer="layout" svg:x1="5.819cm" svg:y1="7.662cm" svg:x2="5.819cm" svg:y2="7.995cm">
          <text:p/>
        </draw:line>
        <draw:frame draw:style-name="gr12" draw:text-style-name="P15" draw:layer="layout" svg:width="2.246cm" svg:height="0.435cm" svg:x="7.15cm" svg:y="1.1cm">
          <draw:text-box>
            <text:p text:style-name="P14"><text:span text:style-name="T2">Past climates</text:span></text:p>
          </draw:text-box>
        </draw:frame>
      </draw:page>
      <draw:page draw:name="page3" draw:style-name="dp1" draw:master-page-name="Standard">
        <draw:polygon draw:style-name="gr3" draw:text-style-name="P3" draw:layer="layout" svg:width="1.274cm" svg:height="1.399cm" svg:x="0.656cm" svg:y="2.5cm" svg:viewBox="0 0 1275 1400" draw:points="0,1400 1275,1400 1275,0 0,0">
          <text:p/>
        </draw:polygon>
        <draw:polygon draw:style-name="gr4" draw:text-style-name="P4" draw:layer="layout" svg:width="1.273cm" svg:height="1.399cm" svg:x="1.93cm" svg:y="2.5cm" svg:viewBox="0 0 1274 1400" draw:points="0,0 1274,0 1274,1400 0,1400">
          <text:p/>
        </draw:polygon>
        <draw:polygon draw:style-name="gr5" draw:text-style-name="P5" draw:layer="layout" svg:width="1.274cm" svg:height="1.399cm" svg:x="3.203cm" svg:y="2.5cm" svg:viewBox="0 0 1275 1400" draw:points="0,0 1275,0 1275,1400 0,1400">
          <text:p/>
        </draw:polygon>
        <draw:polygon draw:style-name="gr6" draw:text-style-name="P6" draw:layer="layout" svg:width="1.274cm" svg:height="1.399cm" svg:x="4.477cm" svg:y="2.5cm" svg:viewBox="0 0 1275 1400" draw:points="0,0 1275,0 1275,1400 0,1400">
          <text:p/>
        </draw:polygon>
        <draw:polygon draw:style-name="gr7" draw:text-style-name="P7" draw:layer="layout" svg:width="1.274cm" svg:height="1.399cm" svg:x="5.751cm" svg:y="2.5cm" svg:viewBox="0 0 1275 1400" draw:points="0,0 1275,0 1275,1400 0,1400">
          <text:p/>
        </draw:polygon>
        <draw:polygon draw:style-name="gr8" draw:text-style-name="P8" draw:layer="layout" svg:width="1.274cm" svg:height="1.399cm" svg:x="7.025cm" svg:y="2.5cm" svg:viewBox="0 0 1275 1400" draw:points="0,0 1275,0 1275,1400 0,1400">
          <text:p/>
        </draw:polygon>
        <draw:polygon draw:style-name="gr9" draw:text-style-name="P9" draw:layer="layout" svg:width="1.273cm" svg:height="1.399cm" svg:x="8.299cm" svg:y="2.5cm" svg:viewBox="0 0 1274 1400" draw:points="0,0 1274,0 1274,1400 0,1400">
          <text:p/>
        </draw:polygon>
        <draw:polygon draw:style-name="gr10" draw:text-style-name="P10" draw:layer="layout" svg:width="1.427cm" svg:height="1.399cm" svg:x="9.572cm" svg:y="2.5cm" svg:viewBox="0 0 1428 1400" draw:points="0,0 1428,0 1428,1400 0,1400">
          <text:p/>
        </draw:polygon>
        <draw:polygon draw:style-name="gr11" draw:text-style-name="P11" draw:layer="layout" svg:width="1.274cm" svg:height="1.399cm" svg:x="10.846cm" svg:y="2.5cm" svg:viewBox="0 0 1275 1400" draw:points="0,0 1275,0 1275,1400 0,1400">
          <text:p/>
        </draw:polygon>
        <draw:frame draw:style-name="gr12" draw:text-style-name="P13" draw:layer="layout" svg:width="1.835cm" svg:height="0.435cm" draw:transform="rotate (0.523598775598299) translate (0.974cm 1.941cm)">
          <draw:text-box>
            <text:p text:style-name="P12"><text:span text:style-name="T1">Last Glacial</text:span></text:p>
          </draw:text-box>
        </draw:frame>
        <draw:frame draw:style-name="gr12" draw:text-style-name="P13" draw:layer="layout" svg:width="1.954cm" svg:height="0.435cm" draw:transform="rotate (0.523598775598299) translate (2.294cm 1.941cm)">
          <draw:text-box>
            <text:p text:style-name="P12"><text:span text:style-name="T1">Preindustrial</text:span></text:p>
          </draw:text-box>
        </draw:frame>
        <draw:frame draw:style-name="gr12" draw:text-style-name="P16" draw:layer="layout" svg:width="0.938cm" svg:height="0.435cm" svg:x="3.36cm" svg:y="2.986cm">
          <draw:text-box>
            <text:p text:style-name="P17"><text:span text:style-name="T7">Today</text:span></text:p>
          </draw:text-box>
        </draw:frame>
        <draw:frame draw:style-name="gr17" draw:text-style-name="P27" draw:layer="layout" svg:width="1.505cm" svg:height="0.468cm" draw:transform="rotate (0.514348530562729) translate (3.863cm 4.665cm)">
          <draw:text-box>
            <text:p text:style-name="P17"><text:span text:style-name="T7">SSP1-2.6</text:span></text:p>
          </draw:text-box>
        </draw:frame>
        <draw:frame draw:style-name="gr12" draw:text-style-name="P18" draw:layer="layout" svg:width="1.348cm" svg:height="0.435cm" draw:transform="rotate (0.523598775598299) translate (6.089cm 1.942cm)">
          <draw:text-box>
            <text:p text:style-name="P17"><text:span text:style-name="T3">Pliocene</text:span></text:p>
          </draw:text-box>
        </draw:frame>
        <draw:frame draw:style-name="gr12" draw:text-style-name="P13" draw:layer="layout" svg:width="1.192cm" svg:height="0.435cm" draw:transform="rotate (0.523598775598299) translate (9.95cm 1.936cm)">
          <draw:text-box>
            <text:p text:style-name="P12"><text:span text:style-name="T1">Eocene</text:span></text:p>
          </draw:text-box>
        </draw:frame>
        <draw:frame draw:style-name="gr12" draw:text-style-name="P13" draw:layer="layout" svg:width="2.479cm" svg:height="0.435cm" draw:transform="rotate (0.523598775598299) translate (11.25cm 1.931cm)">
          <draw:text-box>
            <text:p text:style-name="P12"><text:span text:style-name="T1">Mid-Cretaceous</text:span></text:p>
          </draw:text-box>
        </draw:frame>
        <draw:frame draw:style-name="gr13" draw:text-style-name="P18" draw:layer="layout" svg:width="1.505cm" svg:height="0.435cm" draw:transform="rotate (0.523598775598299) translate (5.862cm 4.725cm)">
          <draw:text-box>
            <text:p text:style-name="P17"><text:span text:style-name="T7">SSP2-4.5</text:span></text:p>
          </draw:text-box>
        </draw:frame>
        <draw:frame draw:style-name="gr12" draw:text-style-name="P16" draw:layer="layout" svg:width="1.505cm" svg:height="0.435cm" draw:transform="rotate (0.523598775598299) translate (7.36cm 4.696cm)">
          <draw:text-box>
            <text:p text:style-name="P17"><text:span text:style-name="T7">SSP5-8.5</text:span></text:p>
          </draw:text-box>
        </draw:frame>
        <draw:frame draw:style-name="gr18" draw:text-style-name="P18" draw:layer="layout" svg:width="0.75cm" svg:height="0.416cm" svg:x="12.736cm" svg:y="3.7cm">
          <draw:text-box>
            <text:p text:style-name="P17"><text:span text:style-name="T7">CO</text:span><text:span text:style-name="T8">2</text:span></text:p>
          </draw:text-box>
        </draw:frame>
        <draw:frame draw:style-name="gr12" draw:text-style-name="P26" draw:layer="layout" svg:width="3.706cm" svg:height="0.435cm" svg:x="4.856cm" svg:y="5.49cm">
          <draw:text-box>
            <text:p text:style-name="P25"><text:span text:style-name="T6">Future climates </text:span><text:span text:style-name="T1">(2300)</text:span></text:p>
          </draw:text-box>
        </draw:frame>
        <draw:line draw:style-name="gr16" draw:text-style-name="P2" draw:layer="layout" svg:x1="2.075cm" svg:y1="0.553cm" svg:x2="12.116cm" svg:y2="0.553cm">
          <text:p/>
        </draw:line>
        <draw:line draw:style-name="gr16" draw:text-style-name="P2" draw:layer="layout" svg:x1="4.712cm" svg:y1="5.379cm" svg:x2="8.64cm" svg:y2="5.379cm">
          <text:p/>
        </draw:line>
        <draw:line draw:style-name="gr16" draw:text-style-name="P2" draw:layer="layout" svg:x1="2.093cm" svg:y1="0.535cm" svg:x2="2.093cm" svg:y2="0.867cm">
          <text:p/>
        </draw:line>
        <draw:line draw:style-name="gr16" draw:text-style-name="P2" draw:layer="layout" svg:x1="12.116cm" svg:y1="0.535cm" svg:x2="12.116cm" svg:y2="0.867cm">
          <text:p/>
        </draw:line>
        <draw:line draw:style-name="gr16" draw:text-style-name="P2" draw:layer="layout" svg:x1="8.645cm" svg:y1="5.062cm" svg:x2="8.645cm" svg:y2="5.395cm">
          <text:p/>
        </draw:line>
        <draw:line draw:style-name="gr16" draw:text-style-name="P2" draw:layer="layout" svg:x1="4.705cm" svg:y1="5.062cm" svg:x2="4.705cm" svg:y2="5.395cm">
          <text:p/>
        </draw:line>
        <draw:frame draw:style-name="gr12" draw:text-style-name="P15" draw:layer="layout" svg:width="2.246cm" svg:height="0.435cm" svg:x="6.036cm" svg:y="0cm">
          <draw:text-box>
            <text:p text:style-name="P14"><text:span text:style-name="T2">Past climates</text:span></text:p>
          </draw:text-box>
        </draw:frame>
        <draw:line draw:style-name="gr19" draw:text-style-name="P28" draw:layer="layout" svg:x1="0.386cm" svg:y1="3.9cm" svg:x2="12.636cm" svg:y2="3.9cm">
          <text:p/>
        </draw:line>
        <draw:line draw:style-name="gr20" draw:text-style-name="P28" draw:layer="layout" svg:x1="4.477cm" svg:y1="2.53cm" svg:x2="4.477cm" svg:y2="3.9cm">
          <text:p/>
        </draw:line>
        <draw:path draw:style-name="gr21" draw:text-style-name="P2" draw:layer="layout" svg:width="11.464cm" svg:height="1.399cm" svg:x="0.656cm" svg:y="2.5cm" svg:viewBox="0 0 11465 1400" svg:d="M0 1400h11465M0 0h11465M0 1400v-1400M11465 1400v-1400">
          <text:p/>
        </draw:path>
      </draw:page>
      <draw:page draw:name="page4" draw:style-name="dp1" draw:master-page-name="Standard">
        <draw:polygon draw:style-name="gr3" draw:text-style-name="P3" draw:layer="layout" svg:width="1.274cm" svg:height="1.399cm" svg:x="0.656cm" svg:y="2.5cm" svg:viewBox="0 0 1275 1400" draw:points="0,1400 1275,1400 1275,0 0,0">
          <text:p/>
        </draw:polygon>
        <draw:polygon draw:style-name="gr4" draw:text-style-name="P4" draw:layer="layout" svg:width="1.273cm" svg:height="1.399cm" svg:x="1.93cm" svg:y="2.5cm" svg:viewBox="0 0 1274 1400" draw:points="0,0 1274,0 1274,1400 0,1400">
          <text:p/>
        </draw:polygon>
        <draw:polygon draw:style-name="gr5" draw:text-style-name="P5" draw:layer="layout" svg:width="1.274cm" svg:height="1.399cm" svg:x="3.203cm" svg:y="2.5cm" svg:viewBox="0 0 1275 1400" draw:points="0,0 1275,0 1275,1400 0,1400">
          <text:p/>
        </draw:polygon>
        <draw:polygon draw:style-name="gr6" draw:text-style-name="P6" draw:layer="layout" svg:width="1.274cm" svg:height="1.399cm" svg:x="4.477cm" svg:y="2.5cm" svg:viewBox="0 0 1275 1400" draw:points="0,0 1275,0 1275,1400 0,1400">
          <text:p/>
        </draw:polygon>
        <draw:polygon draw:style-name="gr7" draw:text-style-name="P7" draw:layer="layout" svg:width="1.274cm" svg:height="1.399cm" svg:x="5.751cm" svg:y="2.5cm" svg:viewBox="0 0 1275 1400" draw:points="0,0 1275,0 1275,1400 0,1400">
          <text:p/>
        </draw:polygon>
        <draw:polygon draw:style-name="gr8" draw:text-style-name="P8" draw:layer="layout" svg:width="1.274cm" svg:height="1.399cm" svg:x="7.025cm" svg:y="2.5cm" svg:viewBox="0 0 1275 1400" draw:points="0,0 1275,0 1275,1400 0,1400">
          <text:p/>
        </draw:polygon>
        <draw:polygon draw:style-name="gr9" draw:text-style-name="P9" draw:layer="layout" svg:width="1.273cm" svg:height="1.399cm" svg:x="8.299cm" svg:y="2.5cm" svg:viewBox="0 0 1274 1400" draw:points="0,0 1274,0 1274,1400 0,1400">
          <text:p/>
        </draw:polygon>
        <draw:polygon draw:style-name="gr10" draw:text-style-name="P10" draw:layer="layout" svg:width="1.427cm" svg:height="1.399cm" svg:x="9.572cm" svg:y="2.5cm" svg:viewBox="0 0 1428 1400" draw:points="0,0 1428,0 1428,1400 0,1400">
          <text:p/>
        </draw:polygon>
        <draw:polygon draw:style-name="gr11" draw:text-style-name="P11" draw:layer="layout" svg:width="1.274cm" svg:height="1.399cm" svg:x="10.846cm" svg:y="2.5cm" svg:viewBox="0 0 1275 1400" draw:points="0,0 1275,0 1275,1400 0,1400">
          <text:p/>
        </draw:polygon>
        <draw:frame draw:style-name="gr12" draw:text-style-name="P13" draw:layer="layout" svg:width="1.835cm" svg:height="0.435cm" draw:transform="rotate (0.523598775598299) translate (0.974cm 1.941cm)">
          <draw:text-box>
            <text:p text:style-name="P12"><text:span text:style-name="T1">Last Glacial</text:span></text:p>
          </draw:text-box>
        </draw:frame>
        <draw:frame draw:style-name="gr12" draw:text-style-name="P13" draw:layer="layout" svg:width="1.954cm" svg:height="0.435cm" draw:transform="rotate (0.523598775598299) translate (2.294cm 1.941cm)">
          <draw:text-box>
            <text:p text:style-name="P12"><text:span text:style-name="T1">Preindustrial</text:span></text:p>
          </draw:text-box>
        </draw:frame>
        <draw:frame draw:style-name="gr12" draw:text-style-name="P16" draw:layer="layout" svg:width="0.938cm" svg:height="0.435cm" svg:x="3.36cm" svg:y="2.986cm">
          <draw:text-box>
            <text:p text:style-name="P17"><text:span text:style-name="T7">Today</text:span></text:p>
          </draw:text-box>
        </draw:frame>
        <draw:frame draw:style-name="gr17" draw:text-style-name="P27" draw:layer="layout" svg:width="1.476cm" svg:height="0.468cm" draw:transform="rotate (0.514348530562729) translate (4.063cm 4.565cm)">
          <draw:text-box>
            <text:p text:style-name="P29"><text:span text:style-name="T9">SSP1-2.6</text:span></text:p>
          </draw:text-box>
        </draw:frame>
        <draw:frame draw:style-name="gr12" draw:text-style-name="P18" draw:layer="layout" svg:width="1.348cm" svg:height="0.435cm" draw:transform="rotate (0.523598775598299) translate (6.089cm 1.942cm)">
          <draw:text-box>
            <text:p text:style-name="P17"><text:span text:style-name="T3">Pliocene</text:span></text:p>
          </draw:text-box>
        </draw:frame>
        <draw:frame draw:style-name="gr12" draw:text-style-name="P13" draw:layer="layout" svg:width="1.192cm" svg:height="0.435cm" draw:transform="rotate (0.523598775598299) translate (9.95cm 1.936cm)">
          <draw:text-box>
            <text:p text:style-name="P12"><text:span text:style-name="T1">Eocene</text:span></text:p>
          </draw:text-box>
        </draw:frame>
        <draw:frame draw:style-name="gr12" draw:text-style-name="P13" draw:layer="layout" svg:width="2.479cm" svg:height="0.435cm" draw:transform="rotate (0.523598775598299) translate (11.25cm 1.931cm)">
          <draw:text-box>
            <text:p text:style-name="P12"><text:span text:style-name="T1">Mid-Cretaceous</text:span></text:p>
          </draw:text-box>
        </draw:frame>
        <draw:frame draw:style-name="gr13" draw:text-style-name="P30" draw:layer="layout" svg:width="1.505cm" svg:height="0.435cm" draw:transform="rotate (0.523598775598299) translate (5.962cm 4.625cm)">
          <draw:text-box>
            <text:p text:style-name="P29"><text:span text:style-name="T9">SSP2-4.5</text:span></text:p>
          </draw:text-box>
        </draw:frame>
        <draw:frame draw:style-name="gr12" draw:text-style-name="P27" draw:layer="layout" svg:width="1.361cm" svg:height="0.435cm" draw:transform="rotate (0.523598775598299) translate (7.46cm 4.596cm)">
          <draw:text-box>
            <text:p text:style-name="P29"><text:span text:style-name="T9">SSP5-8.5</text:span></text:p>
          </draw:text-box>
        </draw:frame>
        <draw:frame draw:style-name="gr18" draw:text-style-name="P18" draw:layer="layout" svg:width="0.75cm" svg:height="0.416cm" svg:x="12.736cm" svg:y="3.7cm">
          <draw:text-box>
            <text:p text:style-name="P17"><text:span text:style-name="T7">CO</text:span><text:span text:style-name="T8">2</text:span></text:p>
          </draw:text-box>
        </draw:frame>
        <draw:frame draw:style-name="gr12" draw:text-style-name="P26" draw:layer="layout" svg:width="3.706cm" svg:height="0.435cm" svg:x="4.856cm" svg:y="5.49cm">
          <draw:text-box>
            <text:p text:style-name="P25"><text:span text:style-name="T6">Future climates </text:span><text:span text:style-name="T1">(2300)</text:span></text:p>
          </draw:text-box>
        </draw:frame>
        <draw:line draw:style-name="gr16" draw:text-style-name="P2" draw:layer="layout" svg:x1="2.075cm" svg:y1="0.653cm" svg:x2="12.116cm" svg:y2="0.653cm">
          <text:p/>
        </draw:line>
        <draw:line draw:style-name="gr16" draw:text-style-name="P2" draw:layer="layout" svg:x1="4.712cm" svg:y1="5.379cm" svg:x2="8.64cm" svg:y2="5.379cm">
          <text:p/>
        </draw:line>
        <draw:line draw:style-name="gr16" draw:text-style-name="P2" draw:layer="layout" svg:x1="2.093cm" svg:y1="0.635cm" svg:x2="2.093cm" svg:y2="0.967cm">
          <text:p/>
        </draw:line>
        <draw:line draw:style-name="gr16" draw:text-style-name="P2" draw:layer="layout" svg:x1="12.116cm" svg:y1="0.635cm" svg:x2="12.116cm" svg:y2="0.967cm">
          <text:p/>
        </draw:line>
        <draw:line draw:style-name="gr16" draw:text-style-name="P2" draw:layer="layout" svg:x1="8.645cm" svg:y1="5.062cm" svg:x2="8.645cm" svg:y2="5.395cm">
          <text:p/>
        </draw:line>
        <draw:line draw:style-name="gr16" draw:text-style-name="P2" draw:layer="layout" svg:x1="4.705cm" svg:y1="5.062cm" svg:x2="4.705cm" svg:y2="5.395cm">
          <text:p/>
        </draw:line>
        <draw:frame draw:style-name="gr12" draw:text-style-name="P15" draw:layer="layout" svg:width="2.246cm" svg:height="0.435cm" svg:x="6.036cm" svg:y="0.1cm">
          <draw:text-box>
            <text:p text:style-name="P14"><text:span text:style-name="T2">Past climates</text:span></text:p>
          </draw:text-box>
        </draw:frame>
        <draw:line draw:style-name="gr19" draw:text-style-name="P28" draw:layer="layout" svg:x1="0.386cm" svg:y1="3.9cm" svg:x2="12.636cm" svg:y2="3.9cm">
          <text:p/>
        </draw:line>
        <draw:line draw:style-name="gr20" draw:text-style-name="P28" draw:layer="layout" svg:x1="4.477cm" svg:y1="2.53cm" svg:x2="4.477cm" svg:y2="3.9cm">
          <text:p/>
        </draw:line>
        <draw:path draw:style-name="gr21" draw:text-style-name="P2" draw:layer="layout" svg:width="11.464cm" svg:height="1.399cm" svg:x="0.656cm" svg:y="2.5cm" svg:viewBox="0 0 11465 1400" svg:d="M0 1400h11465M0 0h11465M0 1400v-1400M11465 1400v-1400">
          <text:p/>
        </draw:path>
        <draw:line draw:style-name="gr16" draw:text-style-name="P2" draw:layer="layout" svg:x1="4.712cm" svg:y1="5.381cm" svg:x2="8.64cm" svg:y2="5.381cm">
          <text:p/>
        </draw:line>
        <draw:line draw:style-name="gr16" draw:text-style-name="P2" draw:layer="layout" svg:x1="8.645cm" svg:y1="5.064cm" svg:x2="8.645cm" svg:y2="5.397cm">
          <text:p/>
        </draw:line>
        <draw:line draw:style-name="gr16" draw:text-style-name="P2" draw:layer="layout" svg:x1="4.705cm" svg:y1="5.064cm" svg:x2="4.705cm" svg:y2="5.397cm">
          <text:p/>
        </draw:line>
        <draw:g draw:style-name="gr22">
          <draw:line draw:style-name="gr23" draw:text-style-name="P2" draw:layer="layout" svg:x1="0.657cm" svg:y1="4.15cm" svg:x2="4.495cm" svg:y2="4.15cm">
            <text:p/>
          </draw:line>
          <draw:line draw:style-name="gr23" draw:text-style-name="P2" draw:layer="layout" svg:x1="4.5cm" svg:y1="3.967cm" svg:x2="4.5cm" svg:y2="4.167cm">
            <text:p/>
          </draw:line>
          <draw:line draw:style-name="gr23" draw:text-style-name="P2" draw:layer="layout" svg:x1="0.65cm" svg:y1="3.967cm" svg:x2="0.65cm" svg:y2="4.167cm">
            <text:p/>
          </draw:line>
          <draw:line draw:style-name="gr23" draw:text-style-name="P2" draw:layer="layout" svg:x1="1.75cm" svg:y1="4.13cm" svg:x2="1.75cm" svg:y2="4.83cm">
            <text:p/>
          </draw:line>
        </draw:g>
        <draw:frame draw:style-name="gr24" draw:text-style-name="P32" draw:layer="layout" svg:width="3.653cm" svg:height="0.75cm" svg:x="0.597cm" svg:y="4.9cm">
          <draw:text-box>
            <text:p text:style-name="P31"><text:span text:style-name="T10">Period over which the </text:span><text:span text:style-name="T10"><text:line-break/></text:span><text:span text:style-name="T10">models can be evaluated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venirNextCondensed-Demi" svg:font-family="AvenirNextCondensed-De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3" draw:display-name="Extrémités de flèche 3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7-05T10:34:29.508000000</meta:creation-date>
    <dc:date>2024-07-05T11:11:31.480000000</dc:date>
    <dc:creator>Victor Van der Meersch</dc:creator>
    <meta:editing-duration>PT16M7S</meta:editing-duration>
    <meta:editing-cycles>6</meta:editing-cycles>
    <meta:generator>LibreOffice/24.2.0.3$Windows_X86_64 LibreOffice_project/da48488a73ddd66ea24cf16bbc4f7b9c08e9bea1</meta:generator>
    <meta:print-date>2024-07-05T10:47:45.883000000</meta:print-date>
    <meta:printed-by>Fichiers PDF: Victor Van der Meersch</meta:printed-by>
    <meta:document-statistic meta:object-count="135"/>
  </office:meta>
</office:document-meta>
</file>